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arSearch" table:style-name="ta1">
        <table:shapes>
          <draw:frame draw:z-index="0" draw:style-name="gr1" draw:text-style-name="P1" svg:width="159.99mm" svg:height="89.99mm" svg:x="54.6mm" svg:y="11.36mm">
            <draw:object draw:notify-on-update-of-ranges="linearSearch.A2:linearSearch.A365 linearSearch.B2:linearSearch.B3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 t</text:p>
          </table:table-cell>
          <table:table-cell/>
        </table:table-row>
        <table:table-row table:style-name="ro1">
          <table:table-cell office:value-type="string" calcext:value-type="string">
            <text:p>0 2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1 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2 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3 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 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5 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 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7 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8 0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9 0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10 0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11 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2 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13 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14 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15 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16 1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17 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18 1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19 1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20 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21 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2 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3 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4 1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25 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6 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7 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28 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29 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0 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31 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32 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33 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34 2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35 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36 2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37 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8 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39 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40 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41 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42 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43 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44 4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45 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46 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47 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48 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49 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0 3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51 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52 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53 4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54 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55 4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56 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57 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58 4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59 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60 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61 4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62 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63 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64 4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65 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66 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67 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68 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69 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70 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71 5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72 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73 5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74 6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75 5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76 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77 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78 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79 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80 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81 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82 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83 6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84 6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85 7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86 6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87 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88 6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89 7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90 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91 8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92 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93 7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94 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95 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96 7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97 7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98 8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99 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100 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101 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102 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3 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04 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05 1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106 11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107 1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108 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09 1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110 1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111 1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112 19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113 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114 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115 1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116 8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117 1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118 1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119 18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120 2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121 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122 13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123 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24 1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125 10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126 1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127 1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128 1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129 1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130 1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131 1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132 1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133 1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134 1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135 1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136 1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137 1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138 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39 1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140 1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141 1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142 11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143 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44 1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145 1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146 1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147 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148 1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149 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50 1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151 1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152 12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153 1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154 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55 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56 13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157 1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158 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59 12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160 1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161 1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162 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3 1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164 1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165 13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166 13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167 1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168 12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169 1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170 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71 13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172 13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173 13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174 1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175 13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176 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77 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78 13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179 1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180 13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181 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82 1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183 1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184 1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185 1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186 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87 15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188 1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189 1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190 1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191 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92 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93 1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194 1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195 1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196 1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97 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8 15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199 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 1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 16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202 1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203 16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204 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5 1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206 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7 1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8 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9 1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10 1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211 1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212 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13 1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14 1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15 1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16 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17 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218 16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219 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20 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21 17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222 17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223 1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24 17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225 1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226 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7 1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28 18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229 1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230 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31 18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232 18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33 18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234 18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235 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36 19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37 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38 18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239 18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40 18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241 18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242 1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43 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44 1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45 19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46 2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247 2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248 1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249 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50 19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251 2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52 2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53 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54 20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255 2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56 2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57 19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258 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59 2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260 22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261 2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262 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63 21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264 2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65 2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66 20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267 2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268 20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269 2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70 2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271 21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272 2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273 22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274 2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275 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76 2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77 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78 22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279 2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280 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81 2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282 22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283 2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84 2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285 2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286 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87 2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88 22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289 2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90 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91 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2 24</text:p>
          </table:table-cell>
          <table:table-cell/>
        </table:table-row>
        <table:table-row table:style-name="ro1">
          <table:table-cell office:value-type="string" calcext:value-type="string">
            <text:p>293 22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294 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295 23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296 23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297 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98 23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299 24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300 2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301 23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302 2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303 2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304 25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305 23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306 2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307 23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308 25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309 2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310 25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311 23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312 2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313 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14 2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315 2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316 2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317 2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318 2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319 2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320 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1 24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322 25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323 2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324 26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325 2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326 2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327 2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328 2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329 2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330 25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331 2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332 2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333 2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334 2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335 2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336 2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337 2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338 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39 2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40 26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341 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42 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43 2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344 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45 2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346 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47 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48 2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349 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50 27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351 2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352 2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353 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54 2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355 27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356 2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357 28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358 2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359 27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360 2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61 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62 27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363 29</text:p>
          </table:table-cell>
          <table:table-cell office:value-type="float" office:value="358" calcext:value-type="float">
            <text:p>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30T17:19:02.836143916</dc:date>
    <meta:editing-duration>PT1M39S</meta:editing-duration>
    <meta:editing-cycles>1</meta:editing-cycles>
    <meta:document-statistic meta:table-count="1" meta:cell-count="728" meta:object-count="1"/>
    <meta:generator>LibreOffice/6.1.0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578cm" svg:y="4.201cm" style:legend-expansion="high" chart:style-name="ch2"/>
        <chart:plot-area chart:style-name="ch3" table:cell-range-address="linearSearch.A2:linearSearch.B365" chart:data-source-has-labels="column" svg:x="0.32cm" svg:y="0.18cm" svg:width="12.938cm" svg:height="8.64cm">
          <chartooo:coordinate-region svg:x="1.418cm" svg:y="0.18cm" svg:width="11.84cm" svg:height="7.087cm"/>
          <chart:axis chart:dimension="x" chart:name="primary-x" chart:style-name="ch4" chartooo:axis-type="auto">
            <chartooo:date-scale/>
            <chart:categories table:cell-range-address="linearSearch.A2:linearSearch.A3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nearSearch.B2:linearSearch.B365" chart:class="chart:area">
            <chart:data-point chart:repeated="3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 25</text:p>
                <draw:g>
                  <svg:desc>linearSearch.A2:linearSearch.A365</svg:desc>
                </draw:g>
              </table:table-cell>
              <table:table-cell office:value-type="float" office:value="274">
                <text:p>274</text:p>
                <draw:g>
                  <svg:desc>linearSearch.B2:linearSearch.B365</svg:desc>
                </draw:g>
              </table:table-cell>
            </table:table-row>
            <table:table-row>
              <table:table-cell office:value-type="string">
                <text:p>1 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 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 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 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 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 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7 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 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9 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0 0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1 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 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 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 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5 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6 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7 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8 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9 1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0 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 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2 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3 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 1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5 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 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 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8 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9 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 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1 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2 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33 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34 2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35 3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36 2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7 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 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9 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0 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1 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2 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3 3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4 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5 3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6 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47 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48 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9 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 3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51 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2 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3 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54 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5 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56 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7 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58 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59 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 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1 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62 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 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4 4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65 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6 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67 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8 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69 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0 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1 5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72 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 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74 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75 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76 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 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 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9 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0 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1 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2 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3 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84 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85 7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86 6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87 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88 6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89 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0 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 8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92 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3 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94 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95 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6 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97 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8 8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99 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00 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01 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2 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3 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 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5 1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06 1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07 1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8 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9 1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10 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1 11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12 1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13 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4 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5 17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16 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17 1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18 1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19 1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20 2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21 1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22 1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23 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4 1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25 1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26 1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27 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8 1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29 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0 1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1 1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32 1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33 1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34 1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35 1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36 1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7 1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38 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 1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40 1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41 11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42 11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43 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 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5 1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46 1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47 1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48 1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9 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 1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51 1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52 1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53 1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54 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5 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6 1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57 1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58 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9 1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60 1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61 1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62 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 1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64 1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65 1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6 1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67 1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8 1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69 1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70 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1 13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72 13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73 13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74 1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75 13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76 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7 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 1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79 1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80 1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81 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2 1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83 1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84 1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85 14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86 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7 1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88 1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9 1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90 1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1 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2 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3 1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94 1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95 1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96 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7 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8 15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99 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0 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 1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02 1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03 1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204 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5 1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06 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7 1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8 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9 1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0 1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11 1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12 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3 1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14 1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15 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6 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7 1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18 1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19 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0 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 17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22 1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23 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4 1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25 1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26 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7 1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28 18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29 19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30 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1 18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232 1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33 1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34 1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35 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6 1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37 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 18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39 1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40 1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41 1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242 1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3 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4 1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45 1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46 2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47 2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48 1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49 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0 1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51 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52 21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53 2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54 20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55 2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56 2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57 1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258 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9 2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60 22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61 2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62 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3 21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264 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5 2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66 20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267 2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68 2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69 21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70 2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71 2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72 2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73 2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274 2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75 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6 2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77 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8 22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279 23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80 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1 2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82 2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283 2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84 2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85 2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86 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7 2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88 22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289 2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90 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1 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2 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 2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294 2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95 23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296 2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97 2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98 2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99 2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00 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1 23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02 2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303 2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04 2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05 2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06 2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07 23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08 2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309 2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10 2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311 23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312 2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13 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 2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15 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6 2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17 2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18 2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19 2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20 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1 24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322 2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323 2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24 2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325 24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26 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7 2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328 2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29 2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30 25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31 26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332 2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33 2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34 2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335 2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36 2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37 2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38 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 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0 2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341 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2 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3 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4 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 2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46 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7 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8 26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349 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0 27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51 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2 2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3 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 2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55 2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356 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57 28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358 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59 27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360 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1 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62 27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63 29</text:p>
              </table:table-cell>
              <table:table-cell office:value-type="float" office:value="358">
                <text:p>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